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c, nie musisz mówić nic,</text:span><text:span text:style-name="T1"><text:line-break/></text:span><text:span text:style-name="T1">odpocznij we Mnie,</text:span><text:span text:style-name="T1"><text:line-break/></text:span><text:span text:style-name="T1">czuj się bezpiecznie /x2</text:span><text:span text:style-name="T1"><text:line-break/></text:span><text:span text:style-name="T1"><text:line-break/></text:span><text:span text:style-name="T1"><text:line-break/></text:span><text:span text:style-name="T1">Pozwól kochać się,</text:span><text:span text:style-name="T1"><text:line-break/></text:span><text:span text:style-name="T1">Miłość pragnie Cieb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9-02-13T19:05:07</meta:creation-date>
    <dc:creator>Roman Trzciński</dc:creator>
    <dc:date>2009-02-13T19:08:37</dc:date>
    <dc:language>pl-PL</dc:language>
    <meta:editing-cycles>2</meta:editing-cycles>
    <meta:editing-duration>PT3M3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